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4" style:family="paragraph" style:parent-style-name="Shkola_20_body">
      <style:text-properties style:font-name="Tiro Devanagari Hindi"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7"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8"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9" style:family="paragraph" style:parent-style-name="Shloka_20_number_20_heading">
      <style:text-properties style:font-name="Tiro Devanagari Hindi" style:font-name-complex="Tiro Devanagari Hindi"/>
    </style:style>
    <style:style style:name="P10" style:family="paragraph" style:parent-style-name="Shloka_20_number_20_heading">
      <style:text-properties style:font-name="Tiro Devanagari Hindi" officeooo:paragraph-rsid="0071e456" style:font-name-complex="Tiro Devanagari Hindi"/>
    </style:style>
    <style:style style:name="P11" style:family="paragraph" style:parent-style-name="Shloka_20_translation_20_section">
      <style:text-properties style:font-name="Tiro Devanagari Hindi" style:font-name-complex="Tiro Devanagari Hindi"/>
    </style:style>
    <style:style style:name="P1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1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1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1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1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17" style:family="paragraph" style:parent-style-name="Standard_20_hindi_20_text">
      <style:paragraph-properties fo:break-before="page"/>
      <style:text-properties style:font-name="Tiro Devanagari Hindi" officeooo:paragraph-rsid="0022cec5" style:font-name-complex="Tiro Devanagari Hindi"/>
    </style:style>
    <style:style style:name="P18" style:family="paragraph" style:parent-style-name="Standard_20_hindi_20_text">
      <style:text-properties style:font-name="Tiro Devanagari Hindi" officeooo:paragraph-rsid="0022cec5" style:font-name-complex="Tiro Devanagari Hindi"/>
    </style:style>
    <style:style style:name="P19" style:family="paragraph" style:parent-style-name="Standard_20_hindi_20_text">
      <style:text-properties style:font-name="Tiro Devanagari Hindi" style:font-name-complex="Tiro Devanagari Hindi"/>
    </style:style>
    <style:style style:name="P20" style:family="paragraph" style:parent-style-name="Standard_20_hindi_20_text">
      <style:text-properties style:font-name="Tiro Devanagari Hindi" officeooo:paragraph-rsid="002d2609" style:font-name-complex="Tiro Devanagari Hindi"/>
    </style:style>
    <style:style style:name="P21"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22" style:family="paragraph" style:parent-style-name="Standard_20_hindi_20_text">
      <style:paragraph-properties style:writing-mode="lr-tb"/>
      <style:text-properties style:font-name="Tiro Devanagari Hindi" style:font-name-complex="Tiro Devanagari Hindi"/>
    </style:style>
    <style:style style:name="P23"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8"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9"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10"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11"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12"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13"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14"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15"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16"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17"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18" style:family="text">
      <style:text-properties fo:font-variant="normal" fo:text-transform="none" fo:color="#000000" loext:opacity="100%" style:text-line-through-style="none" style:text-line-through-type="none" fo:font-size="11pt" style:text-underline-style="none" fo:font-weight="bold" officeooo:rsid="008180d6" style:text-blinking="false" fo:background-color="transparent" loext:char-shading-value="0" style:font-weight-asian="bold" style:font-size-complex="11pt" style:font-weight-complex="bold"/>
    </style:style>
    <style:style style:name="T19"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0"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1"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5" style:family="text">
      <style:text-properties officeooo:rsid="001f4d7a"/>
    </style:style>
    <style:style style:name="T26" style:family="text">
      <style:text-properties officeooo:rsid="0022cec5"/>
    </style:style>
    <style:style style:name="T27" style:family="text">
      <style:text-properties fo:font-style="italic" style:font-style-asian="italic" style:font-style-complex="italic"/>
    </style:style>
    <style:style style:name="T28" style:family="text">
      <style:text-properties fo:font-style="italic" officeooo:rsid="0022cec5" style:font-style-asian="italic" style:font-style-complex="italic"/>
    </style:style>
    <style:style style:name="T29" style:family="text">
      <style:text-properties fo:font-style="italic" officeooo:rsid="0045fd26" style:font-style-asian="italic" style:font-style-complex="italic"/>
    </style:style>
    <style:style style:name="T30" style:family="text">
      <style:text-properties fo:font-style="italic" officeooo:rsid="004e08d0" style:font-style-asian="italic" style:font-style-complex="italic"/>
    </style:style>
    <style:style style:name="T31" style:family="text">
      <style:text-properties fo:font-style="italic" officeooo:rsid="00592e1f" style:font-style-asian="italic" style:font-style-complex="italic"/>
    </style:style>
    <style:style style:name="T32" style:family="text">
      <style:text-properties fo:font-style="italic" officeooo:rsid="005bbab0" style:font-style-asian="italic" style:font-style-complex="italic"/>
    </style:style>
    <style:style style:name="T33" style:family="text">
      <style:text-properties fo:font-style="italic" officeooo:rsid="0060ec84" style:font-style-asian="italic" style:font-style-complex="italic"/>
    </style:style>
    <style:style style:name="T34" style:family="text">
      <style:text-properties fo:font-style="italic" officeooo:rsid="00650b37" style:font-style-asian="italic" style:font-style-complex="italic"/>
    </style:style>
    <style:style style:name="T35" style:family="text">
      <style:text-properties fo:font-style="italic" officeooo:rsid="0066f7a1" style:font-style-asian="italic" style:font-style-complex="italic"/>
    </style:style>
    <style:style style:name="T36" style:family="text">
      <style:text-properties fo:font-style="italic" officeooo:rsid="006810ed" style:font-style-asian="italic" style:font-style-complex="italic"/>
    </style:style>
    <style:style style:name="T37" style:family="text">
      <style:text-properties fo:font-style="italic" officeooo:rsid="006a6a51" style:font-style-asian="italic" style:font-style-complex="italic"/>
    </style:style>
    <style:style style:name="T38" style:family="text">
      <style:text-properties fo:font-style="italic" officeooo:rsid="006d5051" style:font-style-asian="italic" style:font-style-complex="italic"/>
    </style:style>
    <style:style style:name="T39" style:family="text">
      <style:text-properties fo:font-style="italic" officeooo:rsid="006e895e" style:font-style-asian="italic" style:font-style-complex="italic"/>
    </style:style>
    <style:style style:name="T40" style:family="text">
      <style:text-properties fo:font-style="italic" officeooo:rsid="006ebf39" style:font-style-asian="italic" style:font-style-complex="italic"/>
    </style:style>
    <style:style style:name="T41" style:family="text">
      <style:text-properties fo:font-style="italic" officeooo:rsid="0062dcb8"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4e08d0" style:font-style-asian="italic" style:font-weight-asian="bold" style:font-style-complex="italic" style:font-weight-complex="bold"/>
    </style:style>
    <style:style style:name="T44" style:family="text">
      <style:text-properties fo:font-style="italic" fo:font-weight="bold" officeooo:rsid="00592e1f" style:font-style-asian="italic" style:font-weight-asian="bold" style:font-style-complex="italic" style:font-weight-complex="bold"/>
    </style:style>
    <style:style style:name="T45" style:family="text">
      <style:text-properties fo:font-style="italic" fo:font-weight="bold" officeooo:rsid="005bbab0" style:font-style-asian="italic" style:font-weight-asian="bold" style:font-style-complex="italic" style:font-weight-complex="bold"/>
    </style:style>
    <style:style style:name="T46" style:family="text">
      <style:text-properties fo:font-style="italic" fo:font-weight="bold" officeooo:rsid="0060ec84" style:font-style-asian="italic" style:font-weight-asian="bold" style:font-style-complex="italic" style:font-weight-complex="bold"/>
    </style:style>
    <style:style style:name="T47" style:family="text">
      <style:text-properties fo:font-style="italic" fo:font-weight="bold" officeooo:rsid="00650b37" style:font-style-asian="italic" style:font-weight-asian="bold" style:font-style-complex="italic" style:font-weight-complex="bold"/>
    </style:style>
    <style:style style:name="T48" style:family="text">
      <style:text-properties fo:font-style="italic" fo:font-weight="normal" officeooo:rsid="006ebf39" style:font-style-asian="italic" style:font-weight-asian="normal" style:font-style-complex="italic" style:font-weight-complex="normal"/>
    </style:style>
    <style:style style:name="T49" style:family="text">
      <style:text-properties officeooo:rsid="002d2609"/>
    </style:style>
    <style:style style:name="T50" style:family="text">
      <style:text-properties officeooo:rsid="002e46b0"/>
    </style:style>
    <style:style style:name="T51" style:family="text">
      <style:text-properties officeooo:rsid="0033535b"/>
    </style:style>
    <style:style style:name="T52" style:family="text">
      <style:text-properties officeooo:rsid="003599bb"/>
    </style:style>
    <style:style style:name="T53" style:family="text">
      <style:text-properties officeooo:rsid="00365434"/>
    </style:style>
    <style:style style:name="T54" style:family="text">
      <style:text-properties officeooo:rsid="003ce64e"/>
    </style:style>
    <style:style style:name="T55" style:family="text">
      <style:text-properties officeooo:rsid="003e82a9"/>
    </style:style>
    <style:style style:name="T56" style:family="text">
      <style:text-properties officeooo:rsid="003f4477"/>
    </style:style>
    <style:style style:name="T57" style:family="text">
      <style:text-properties officeooo:rsid="003fd261"/>
    </style:style>
    <style:style style:name="T58" style:family="text">
      <style:text-properties officeooo:rsid="00420091"/>
    </style:style>
    <style:style style:name="T59" style:family="text">
      <style:text-properties officeooo:rsid="0043973d"/>
    </style:style>
    <style:style style:name="T60" style:family="text">
      <style:text-properties officeooo:rsid="00452be3"/>
    </style:style>
    <style:style style:name="T61" style:family="text">
      <style:text-properties officeooo:rsid="00454916"/>
    </style:style>
    <style:style style:name="T62" style:family="text">
      <style:text-properties officeooo:rsid="0045fd26"/>
    </style:style>
    <style:style style:name="T63" style:family="text">
      <style:text-properties officeooo:rsid="0047c73b"/>
    </style:style>
    <style:style style:name="T64" style:family="text">
      <style:text-properties officeooo:rsid="004975ae"/>
    </style:style>
    <style:style style:name="T65" style:family="text">
      <style:text-properties officeooo:rsid="004b402b"/>
    </style:style>
    <style:style style:name="T66" style:family="text">
      <style:text-properties officeooo:rsid="004c2aa4"/>
    </style:style>
    <style:style style:name="T67" style:family="text">
      <style:text-properties officeooo:rsid="004e08d0"/>
    </style:style>
    <style:style style:name="T68" style:family="text">
      <style:text-properties officeooo:rsid="0051dc40"/>
    </style:style>
    <style:style style:name="T69" style:family="text">
      <style:text-properties officeooo:rsid="0054ba2b"/>
    </style:style>
    <style:style style:name="T70" style:family="text">
      <style:text-properties officeooo:rsid="0055a464"/>
    </style:style>
    <style:style style:name="T71" style:family="text">
      <style:text-properties officeooo:rsid="00579630"/>
    </style:style>
    <style:style style:name="T72" style:family="text">
      <style:text-properties officeooo:rsid="0058f1ac"/>
    </style:style>
    <style:style style:name="T73" style:family="text">
      <style:text-properties officeooo:rsid="00592e1f"/>
    </style:style>
    <style:style style:name="T74" style:family="text">
      <style:text-properties officeooo:rsid="00595eb6"/>
    </style:style>
    <style:style style:name="T75" style:family="text">
      <style:text-properties officeooo:rsid="005ad43e"/>
    </style:style>
    <style:style style:name="T76" style:family="text">
      <style:text-properties officeooo:rsid="005bbab0"/>
    </style:style>
    <style:style style:name="T77" style:family="text">
      <style:text-properties officeooo:rsid="005d1344"/>
    </style:style>
    <style:style style:name="T78" style:family="text">
      <style:text-properties officeooo:rsid="005ee23a"/>
    </style:style>
    <style:style style:name="T79" style:family="text">
      <style:text-properties style:font-name="Lohit Devanagari" officeooo:rsid="00600891" style:font-name-complex="Lohit Devanagari"/>
    </style:style>
    <style:style style:name="T80" style:family="text">
      <style:text-properties style:font-name="Lohit Devanagari" fo:font-weight="bold" style:font-weight-asian="bold" style:font-name-complex="Lohit Devanagari" style:font-weight-complex="bold"/>
    </style:style>
    <style:style style:name="T81" style:family="text">
      <style:text-properties style:font-name="Lohit Devanagari" fo:font-weight="bold" officeooo:rsid="00600891" style:font-weight-asian="bold" style:font-name-complex="Lohit Devanagari" style:font-weight-complex="bold"/>
    </style:style>
    <style:style style:name="T82" style:family="text">
      <style:text-properties style:font-name="Lohit Devanagari" fo:font-weight="bold" officeooo:rsid="00602505" style:font-weight-asian="bold" style:font-name-complex="Lohit Devanagari" style:font-weight-complex="bold"/>
    </style:style>
    <style:style style:name="T83" style:family="text">
      <style:text-properties officeooo:rsid="0060ec84"/>
    </style:style>
    <style:style style:name="T84" style:family="text">
      <style:text-properties officeooo:rsid="0062dcb8"/>
    </style:style>
    <style:style style:name="T85" style:family="text">
      <style:text-properties officeooo:rsid="00650b37"/>
    </style:style>
    <style:style style:name="T86" style:family="text">
      <style:text-properties officeooo:rsid="0066f7a1"/>
    </style:style>
    <style:style style:name="T87" style:family="text">
      <style:text-properties officeooo:rsid="006810ed"/>
    </style:style>
    <style:style style:name="T88" style:family="text">
      <style:text-properties officeooo:rsid="006a6a51"/>
    </style:style>
    <style:style style:name="T89" style:family="text">
      <style:text-properties officeooo:rsid="006c020d"/>
    </style:style>
    <style:style style:name="T90" style:family="text">
      <style:text-properties officeooo:rsid="006d5051"/>
    </style:style>
    <style:style style:name="T91" style:family="text">
      <style:text-properties fo:font-style="normal" officeooo:rsid="006d5051" style:font-style-asian="normal" style:font-style-complex="normal"/>
    </style:style>
    <style:style style:name="T92" style:family="text">
      <style:text-properties officeooo:rsid="006e895e"/>
    </style:style>
    <style:style style:name="T93" style:family="text">
      <style:text-properties officeooo:rsid="006ebf39"/>
    </style:style>
    <style:style style:name="T94" style:family="text">
      <style:text-properties officeooo:rsid="00709c80"/>
    </style:style>
    <style:style style:name="T95" style:family="text">
      <style:text-properties officeooo:rsid="0071e4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8" text:outline-level="3"><text:span text:style-name="T1">ते</text:span>रहवां अध्याय</text:h>
      <text:h text:style-name="P8" text:outline-level="3"/>
      <text:h text:style-name="P8" text:outline-level="3"><text:span text:style-name="T1">क्षेत्र</text:span><text:span text:style-name="T2">-</text:span><text:span text:style-name="T1">क्षेत्रज्ञ</text:span><text:span text:style-name="T3">-</text:span><text:span text:style-name="T1">विभाग</text:span> योग</text:h>
      <text:p text:style-name="P17">भक्ति योग <text:span text:style-name="T9">के</text:span> कोमल और मधुर अध्याय के बाद, अब हम एक गहन अध्याय में प्रवेश कर रहे हैं। यहाँ से क्षेत्र-क्षेत्रज्ञ-विभाग-योग आरम्भ होता है।<text:span text:style-name="T25"> </text:span></text:p>
      <text:p text:style-name="P18"><text:span text:style-name="T25">गीता के प्रथम छः अध्याय मुख्यतः कर्म पर आधारित हैं; </text:span><text:span text:style-name="T10">अगले छः</text:span><text:span text:style-name="T25"> अध्याय मुख्यतः उपासना पर आधारित हैं; तथा अन्तिम </text:span><text:span text:style-name="T10">छः</text:span><text:span text:style-name="T11"> </text:span><text:span text:style-name="T25">अध्याय सर्वोच्च ज्ञान पर आधारित है।</text:span><text:span text:style-name="T26"> इन छह अध्यायों में वैदिक शास्त्रों की लगभग संपूर्ण शिक्षा समाहित है। इसलिए </text:span><text:span text:style-name="T12">भगवान</text:span><text:span text:style-name="T26"> शंकराचार्य ने इन्हें </text:span><text:span text:style-name="T28">समस्त-वेदार्थ-सार-संग्रह-भूतम्</text:span><text:span text:style-name="T26"> कहा है।</text:span></text:p>
      <text:p text:style-name="P18"/>
      <text:p text:style-name="P19">जि<text:span text:style-name="T9">न्हें</text:span> पहले प्रकृति और पुरुष <text:span text:style-name="T9">कहकर संबोधित किया</text:span> था, उ<text:span text:style-name="T9">न्हें</text:span> अब भगवान <text:span text:style-name="T9">क्षे</text:span>त्र और क्षेत्रज्ञ कह<text:span text:style-name="T9">ते</text:span> हैं।</text:p>
      <text:p text:style-name="P19"/>
      <text:h text:style-name="P9" text:outline-level="3">१३.१</text:h>
      <text:p text:style-name="P4">श्रीभगवानुवाच।</text:p>
      <text:p text:style-name="P4"><text:span text:style-name="T4">इदं</text:span><text:span text:style-name="T5"> शरीरं कौन्तेय क्षेत्रमित्यभिधीयते।</text:span></text:p>
      <text:p text:style-name="P6">एतद्यो वेत्ति तं प्राहुः क्षेत्रज्ञ इति तद्विदः॥</text:p>
      <text:p text:style-name="P2"/>
      <text:p text:style-name="P20">भगवान श्री रमण महर्षि ने श्री रम<text:span text:style-name="T9">णा</text:span>श्रम में दैनिक पाठ के लिए भगवद्गीता से चालीस श्लोक<text:span text:style-name="T49"> चुने </text:span><text:span text:style-name="T13">थे। उनमें यह</text:span> प्रथम श्लोक<text:span text:style-name="T49"> </text:span>था।<text:span text:style-name="T50"> </text:span><text:span text:style-name="T14">कदाचित उन्होनें यह श्लोक इसलिए चुना होगा क्योंकि यह बिलकुल शुरुआत से शुरू होती है, शरीर—अन्नमय शरीर। शरीर को ही भगवान यहाँ </text:span><text:span text:style-name="T19">क्षेत्रम्</text:span><text:span text:style-name="T14"> कहकर संबोधित कर रहे हैं—</text:span><text:span text:style-name="T23">इदं शरीरं कौन्तेय क्षेत्रं इत्यभिधीयते </text:span><text:span text:style-name="T14">।</text:span></text:p>
      <text:p text:style-name="P3">भगवान<text:span text:style-name="T51"> </text:span>बुद्ध और किसान</text:p>
      <text:p text:style-name="P16">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16">किसान ने खरपतवार साफ करने, मिट्टी जोतने और बीज बोने का कठिन काम समाप्त कर<text:span text:style-name="T52"> लिया</text:span> था। कुछ दिनों बाद धान की फसल कटाई के लिए तैयार थी। तभी अचानक तीन दिन तक लगातार भारी बारिश हुई और पूरी फसल बर्बाद हो गई।<text:span text:style-name="T53"> किसान गहरे विषाद में चला गया, और विलाप करने लगा कि वह अपने मित्र को दिया वचन कैसे पूरा करेगा। अचानक उसने बुद्ध को अपने दरवाज़े पर खड़े पाया।</text:span></text:p>
      <text:p text:style-name="P15">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54">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55"> के जल से</text:span><text:span text:style-name="T54"> उन्हें सींचता हूँ। पूर्ण वैराग्य ही वह बाड़ है जिसके द्वारा मैं अपनी फसल की रक्षा करता हूँ। शांति के दाने मेरे हृदय में हमेशा सुरक्षित रहते हैं।"</text:span><text:span text:style-name="T56"> इस तरह महात्मा ने उस किसान को दुःख से परे</text:span><text:span text:style-name="T58"> जाने का रास्ता दिखाया</text:span><text:span text:style-name="T56">।</text:span><text:span text:style-name="T57"> वास्तव में</text:span><text:span text:style-name="T60">,</text:span><text:span text:style-name="T57"> इसी कारण वे प्रतिदिन उस किसान से मिलने गये, और जब अवसर आया</text:span><text:span text:style-name="T59">, तो</text:span><text:span text:style-name="T61"> उन्होनें</text:span><text:span text:style-name="T59"> किसान को दुःख से मुक्त होने की विद्या प्रदान की</text:span><text:span text:style-name="T57">।</text:span></text:p>
      <text:p text:style-name="P15">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15"/>
      <text:p text:style-name="P12">यहाँ<text:span text:style-name="T62">, </text:span><text:span text:style-name="T29">इदं</text:span><text:span text:style-name="T62"> सर्वनाम शब्द से</text:span><text:span text:style-name="T68"> </text:span><text:span text:style-name="T62">शरीर को संबोधित किया गया है—अर्थात 'यह'।</text:span><text:span text:style-name="T63"> सटीक शब्दों</text:span><text:span text:style-name="T64"> मे कहें, तो शरीर एक चीज</text:span><text:span text:style-name="T65"> या वस्तु</text:span><text:span text:style-name="T64"> है; स्वयं नहीं।</text:span><text:span text:style-name="T66"> इस तत्व को इंगित करने के लिए भगवान कहते हैं, 'हे कौन्तेय, यह शरीर एक क्षेत्र है।'</text:span><text:span text:style-name="T67"> </text:span><text:span text:style-name="T43">क्षेत्रं</text:span><text:span text:style-name="T30"> </text:span><text:span text:style-name="T67">का अर्थ है खेत।</text:span><text:span text:style-name="T69"> शरीर भी गेहूँ या धान के खेत के समान, एक खेत ही है।</text:span><text:span text:style-name="T70"> यह वो खेत है जहाँ हमारे पूर्व कर्मों के बीज बोए हुए हैं और जहाँ इन कर्मों का फल प्राप्त होता है।</text:span><text:span text:style-name="T71"> इसमें अनेक अनावश्यक कामनाओं के खरपतवार भी बिन बुलाये उग आते हैं।</text:span><text:span text:style-name="T72"> अच्छे अनाज के उगने और फलने-फूलने के लिए इन्हें हटाना आवश्यक है।</text:span></text:p>
      <text:p text:style-name="P12"><text:soft-page-break/>गीता<text:span text:style-name="T73"> </text:span><text:span text:style-name="T31">'धर्म-क्षेत्रे'</text:span><text:span text:style-name="T73"> पद से आरंभ होता है। कुरुक्षेत्र को भी धर्म-क्षेत्र कहते हैं। </text:span><text:span text:style-name="T44">क्षेत्र</text:span><text:span text:style-name="T31"> </text:span><text:span text:style-name="T73">का अर्थ मंदिर भी है</text:span><text:span text:style-name="T75">;</text:span><text:span text:style-name="T74"> एक पवित्र स्थल जहाँ भगवान की पूजा होती है। इस अर्थ से भी</text:span><text:span text:style-name="T76"> देखा जाए तो शरीर एक </text:span><text:span text:style-name="T45">क्षेत्र</text:span><text:span text:style-name="T32"> </text:span><text:span text:style-name="T76">है। श्रीमद्भागवत में कहा गया है कि भगवान ने सभी प्राणियों की रचना की</text:span><text:span text:style-name="T77">, परंतु</text:span><text:span text:style-name="T76"> वे अपनी रचना से संतुष्ट नही</text:span><text:span text:style-name="T77">ं हुए,</text:span><text:span text:style-name="T76"> क्योंकि उन</text:span><text:span text:style-name="T78"> प्राणियों की</text:span><text:span text:style-name="T76"> बुद्धि माया से परे जाकर ब्रह्म को साक्ष</text:span><text:span text:style-name="T78">ात्कार करने</text:span><text:span text:style-name="T76"> में सक्षम नहीं थी। फिर मनुष्य की रचना करने के पश्चात</text:span><text:span text:style-name="T89">,</text:span><text:span text:style-name="T32">देव </text:span><text:span text:style-name="T76">प्रसन्न हुए क्योंकि मनुष्य में ब्रह्म को समझने की बुद्धि थी</text:span><text:span text:style-name="T76"><text:note text:id="ftn1" text:note-class="footnote"><text:note-citation>1</text:note-citation><text:note-body><text:p text:style-name="P1"><text:span text:style-name="T82"><text:s/></text:span><text:span text:style-name="T80">ब्रह्मावलोकधिषणं</text:span><text:span text:style-name="T81"> मुदमाप देवः।</text:span><text:span text:style-name="T79"><text:tab/>श्री.भा.११.९.२८</text:span></text:p></text:note-body></text:note></text:span><text:span text:style-name="T76">।</text:span><text:span text:style-name="T83"> यही मनुष्य शरीर का वास्तविक प्रयोजन है, और इसी कारण यह </text:span><text:span text:style-name="T33">क्षेत्रं </text:span><text:span text:style-name="T83">अनमोल है।</text:span></text:p>
      <text:p text:style-name="P12"/>
      <text:p text:style-name="P12"><text:span text:style-name="T42">एतद्यो वेत्ति तं</text:span><text:span text:style-name="T46"> प्राहुः</text:span><text:span text:style-name="T83">।</text:span><text:span text:style-name="T84"> वह जो इस </text:span><text:span text:style-name="T41">शरीर</text:span><text:span text:style-name="T84"> के भीतर रहकर इसे प्रकाशित करता है।</text:span><text:span text:style-name="T85"> जो सिर से पैर तक उसमें व्याप्त है; तथा जो अपने को 'मैं-मैं' के रूप में जानता है—</text:span><text:span text:style-name="T34">वह</text:span><text:span text:style-name="T85"> </text:span><text:span text:style-name="T47">क्षेत्रज्ञ</text:span><text:span text:style-name="T34"> </text:span><text:span text:style-name="T85">कहलाता है।</text:span><text:span text:style-name="T86"> </text:span><text:span text:style-name="T35">क्षेत्रज्ञ </text:span><text:span text:style-name="T86">वह प्रकाशमय चेतना है जो शरीर को भीतर से सजीव बनाती है।</text:span><text:span text:style-name="T87"> संस्कृत में मूल शब्दांश </text:span><text:span text:style-name="T36">'ज्ञ' </text:span><text:span text:style-name="T87">का अर्थ है जागरूकता, प्रकाशक, जानने वाला, और इस प्रकार, जो </text:span><text:span text:style-name="T36">क्षेत्र </text:span><text:span text:style-name="T87">को प्रकाशित करता है, उसे </text:span><text:span text:style-name="T36">क्षेत्रज्ञ </text:span><text:span text:style-name="T87">कहते हैं।</text:span></text:p>
      <text:p text:style-name="P13">शरीर एक मंदिर <text:span text:style-name="T88">है—</text:span><text:span text:style-name="T37">क्षेत्र</text:span><text:span text:style-name="T88">—और जो उस मंदिर के भीतर प्रकाशित होता है, वह देव </text:span><text:span text:style-name="T37">क्षेत्रज्ञ </text:span><text:span text:style-name="T88">है।</text:span><text:span text:style-name="T90">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12"/>
      <text:p text:style-name="P14">शरीर <text:span text:style-name="T27">क्षेत्र </text:span>है<text:span text:style-name="T90">, और </text:span><text:span text:style-name="T38">क्षेत्रज्ञ</text:span><text:span text:style-name="T91"> है इसके </text:span><text:span text:style-name="T90">भीतर की जागरुकता।</text:span><text:span text:style-name="T92"> इन्हें </text:span><text:span text:style-name="T39">प्रकृति </text:span><text:span text:style-name="T92">और </text:span><text:span text:style-name="T39">पुरुष </text:span><text:span text:style-name="T92">भी कहते हैं। सातवें अध्याय में </text:span><text:span text:style-name="T39">अपरा-प्रकृति </text:span><text:span text:style-name="T92">और </text:span><text:span text:style-name="T39">परा-प्रकृति </text:span><text:span text:style-name="T92">की चर्चा की गई थी।</text:span><text:span text:style-name="T93"> </text:span><text:span text:style-name="T40">क्षेत्र </text:span><text:span text:style-name="T93">ही </text:span><text:span text:style-name="T40">अपरा-प्रकृति </text:span><text:span text:style-name="T93">है, और </text:span><text:span text:style-name="T40">क्षेत्रज्ञ </text:span><text:span text:style-name="T93">ही </text:span><text:span text:style-name="T48">परा-प्रकृति</text:span><text:span text:style-name="T40"> </text:span><text:span text:style-name="T93">।</text:span></text:p>
      <text:p text:style-name="P14"/>
      <text:p text:style-name="P14">यह बताने के बाद कि शरीर और आत्मा पृथक हैं तथा शरीर के भीतर जो 'मैं-मैं' के रूप में अनुभव किया जाता है, उसे <text:span text:style-name="T27">क्षेत्रज्ञ</text:span>—प्रकाश देने वाला सिद्धांत—कहा जाता है, अब एक ऐसा<text:span text:style-name="T94"> </text:span>श्लोक आता है जो महावाक्य-उपदेश के समान है।</text:p>
      <text:p text:style-name="P14"/>
      <text:h text:style-name="P10" text:outline-level="3">१३.<text:span text:style-name="T95">२</text:span></text:h>
      <text:p text:style-name="P5"><text:span text:style-name="T5">क्षेत्रज्ञ</text:span><text:span text:style-name="T6">ं चापि मां विद्धि सर्वक्षेत्रेषु भारत</text:span><text:span text:style-name="T5">।</text:span></text:p>
      <text:p text:style-name="P7">क्षेत्रक्षेत्रज्ञयोर्ज्ञानं<text:span text:style-name="T95"> यत्तज्ज्ञानं मतं मम</text:span>॥</text:p>
      <text:p text:style-name="P7"/>
      <text:p text:style-name="P11"><text:span text:style-name="T7">तथा</text:span><text:span text:style-name="T8">, सारे क्षेत्रों में मुझे ही क्षेत्रज्ञ के रूप में जानो, हे भारत। मेरा मत है कि क्षेत्र और क्षेत्रज्ञ का ज्ञान ही वास्तविक ज्ञान है।</text:span></text:p>
      <text:p text:style-name="P11"><text:span text:style-name="T8"/></text:p>
      <text:p text:style-name="P22"><text:span text:style-name="T9">यहाँ</text:span><text:span text:style-name="T15"> अर्जुन को भगवान </text:span><text:span text:style-name="T20">भारत </text:span><text:span text:style-name="T15">कहकर संबोधित करते हैं, जिसका अर्थ है 'वह जो प्रकाश में आनंद लेता है'। </text:span><text:span text:style-name="T20">भाः </text:span><text:span text:style-name="T15">का अर्थ है प्रकाश, और रति का अर्थ है आनंद। भगवान कहते हैं, "हे भारत, जो प्रकाश में आनंदित होता है!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0">क्षेत्रज्ञ</text:span><text:span text:style-name="T15">।</text:span><text:span text:style-name="T16"> </text:span><text:span text:style-name="T15">वह सारी</text:span><text:span text:style-name="T16"> ज्योतियों की ज्योति। उसी की ज्योति से सब कुछ, यहाँ तक कि सूर्य, चंद्र और तारे भी चमकते हैं:।</text:span></text:p>
      <text:p text:style-name="P23"><text:span text:style-name="T16">"</text:span><text:span text:style-name="T9">अर्जुन, मैं तुम्हे सबसे बड़ा रहस्य बताता हूँ! तुम्हें केवल यही जानने की आवश्यकता है, जो मेरा </text:span><text:span text:style-name="T22">ज्ञानं</text:span><text:span text:style-name="T9">।</text:span><text:span text:style-name="T17"> कुछ ज्यादा सीखने की‌ आवश्यकता नहीं, ज्यादा रटने की आवश्यकता नहीं, बडी-बडी पुस्तकें पढने की आवश्यकता नहीं। </text:span><text:span text:style-name="T24">यत्तद् ज्ञानं मतं मम</text:span><text:span text:style-name="T17">—इस </text:span><text:span text:style-name="T21">ज्ञानं</text:span><text:span text:style-name="T17"> से, सभी कुछ का ज्ञान हो जा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8-28T11:58:37.198000996</dc:date>
    <meta:editing-duration>PT2H40M30S</meta:editing-duration>
    <meta:editing-cycles>88</meta:editing-cycles>
    <meta:generator>LibreOffice/7.3.7.2$Linux_X86_64 LibreOffice_project/30$Build-2</meta:generator>
    <meta:document-statistic meta:table-count="0" meta:image-count="0" meta:object-count="0" meta:page-count="3" meta:paragraph-count="28" meta:word-count="1207" meta:character-count="4040" meta:non-whitespace-character-count="2868"/>
  </office:meta>
</office:document-meta>
</file>